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hat-a-friend-we-have-in-jesus-slides-page1.png" manifest:media-type="image/png"/>
  <manifest:file-entry manifest:full-path="Pictures/what-a-friend-we-have-in-jesus-slides-page2.png" manifest:media-type="image/png"/>
  <manifest:file-entry manifest:full-path="Pictures/what-a-friend-we-have-in-jesus-slides-page3.png" manifest:media-type="image/png"/>
  <manifest:file-entry manifest:full-path="Pictures/what-a-friend-we-have-in-jesus-slides-page4.png" manifest:media-type="image/png"/>
  <manifest:file-entry manifest:full-path="Pictures/what-a-friend-we-have-in-jesus-slides-page5.png" manifest:media-type="image/png"/>
  <manifest:file-entry manifest:full-path="Pictures/what-a-friend-we-have-in-jesus-slides-page6.png" manifest:media-type="image/png"/>
  <manifest:file-entry manifest:full-path="Pictures/what-a-friend-we-have-in-jesus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a-friend-we-have-in-jesu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a-friend-we-have-in-jesu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a-friend-we-have-in-jesu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a-friend-we-have-in-jesu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a-friend-we-have-in-jesu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a-friend-we-have-in-jesu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a-friend-we-have-in-jesu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